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ImplRegistry.compare( Object o1 , Object o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mageImplRegistry.registerConverter( ImageConverter conver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mageImplRegistry.getImageLoaderFactories( String mi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mageImplRegistry.ImageImpl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ImplRegistry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LoaderFactoryComparator.ImageLoaderFactoryComparator( String mime , ImageFlavor targetFlav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ageImplRegistry.getDefault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mageImplRegistry.getImageConverterModifi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ImplRegistry.getImageLoaderFactory( ImageInfo imageInfo , ImageFlavor flavo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ImageImplRegistry.getImageConver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ImplRegistry.registerLoaderFactory( ImageLoaderFactory loaderFactory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ImageImplRegistry.discoverClasspathImplementation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mageImplRegistry.registerPreloader( ImagePreloader prelo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mageImplRegistry.sortPreload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ImageImplRegistry.newPreloaderHolder( ImagePreloader pre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mageImplRegistry.getPreloaderIte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ImageLoaderFactoryComparator.compare( Object o1 , Object o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mageImplRegistry.getImageLoaderFactories( ImageInfo imageInfo , ImageFlavor flavo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ImageImplRegistry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ImplRegistry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eloaderHold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